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font-name-complex="Liberation Sans"/>
    </style:style>
    <style:style style:name="P2" style:family="paragraph" style:parent-style-name="Standard">
      <style:text-properties style:font-name="Liberation Sans" fo:font-style="italic" style:font-style-asian="italic" style:font-name-complex="Liberation Sans"/>
    </style:style>
    <style:style style:name="P3" style:family="paragraph" style:parent-style-name="Heading">
      <style:text-properties style:font-name-complex="Liberation Sans"/>
    </style:style>
    <style:style style:name="P4" style:family="paragraph" style:parent-style-name="Heading">
      <style:text-properties officeooo:paragraph-rsid="0010df0a" style:font-name-complex="Liberation Sans"/>
    </style:style>
    <style:style style:name="P5" style:family="paragraph" style:parent-style-name="Heading">
      <style:text-properties officeooo:paragraph-rsid="0015f6d8" style:font-name-complex="Liberation Sans"/>
    </style:style>
    <style:style style:name="P6" style:family="paragraph" style:parent-style-name="Heading">
      <style:text-properties officeooo:paragraph-rsid="00162cce" style:font-name-complex="Liberation Sans"/>
    </style:style>
    <style:style style:name="P7" style:family="paragraph" style:parent-style-name="Heading">
      <style:text-properties officeooo:paragraph-rsid="00164778" style:font-name-complex="Liberation Sans"/>
    </style:style>
    <style:style style:name="P8" style:family="paragraph" style:parent-style-name="Heading">
      <style:text-properties officeooo:paragraph-rsid="001722ac" style:font-name-complex="Liberation Sans"/>
    </style:style>
    <style:style style:name="P9" style:family="paragraph" style:parent-style-name="Heading">
      <style:text-properties officeooo:paragraph-rsid="0021b3bc" style:font-name-complex="Liberation Sans"/>
    </style:style>
    <style:style style:name="P10" style:family="paragraph" style:parent-style-name="Text_20_body">
      <style:text-properties style:font-name="Liberation Sans" style:font-name-complex="Liberation Sans"/>
    </style:style>
    <style:style style:name="P11" style:family="paragraph" style:parent-style-name="Text_20_body">
      <style:text-properties style:font-name="Liberation Sans" officeooo:paragraph-rsid="0010df0a" style:font-name-complex="Liberation Sans"/>
    </style:style>
    <style:style style:name="P12" style:family="paragraph" style:parent-style-name="Standard" style:master-page-name="MP0">
      <style:paragraph-properties style:page-number="auto" fo:break-before="page"/>
      <style:text-properties style:font-name="Liberation Sans" style:font-name-complex="Liberation Sans"/>
    </style:style>
    <style:style style:name="P13" style:family="paragraph" style:parent-style-name="Heading_20_1">
      <style:text-properties style:font-name-complex="Liberation Sans"/>
    </style:style>
    <style:style style:name="P14" style:family="paragraph" style:parent-style-name="Heading_20_1">
      <style:text-properties officeooo:paragraph-rsid="0010df0a" style:font-name-complex="Liberation Sans"/>
    </style:style>
    <style:style style:name="T1" style:family="text">
      <style:text-properties officeooo:rsid="0010df0a"/>
    </style:style>
    <style:style style:name="T2" style:family="text">
      <style:text-properties officeooo:rsid="00127fbf"/>
    </style:style>
    <style:style style:name="T3" style:family="text">
      <style:text-properties officeooo:rsid="0015f6d8"/>
    </style:style>
    <style:style style:name="T4" style:family="text">
      <style:text-properties officeooo:rsid="00162cce"/>
    </style:style>
    <style:style style:name="T5" style:family="text">
      <style:text-properties officeooo:rsid="001722ac"/>
    </style:style>
    <style:style style:name="T6" style:family="text">
      <style:text-properties officeooo:rsid="001932ba"/>
    </style:style>
    <style:style style:name="T7" style:family="text">
      <style:text-properties officeooo:rsid="001c88c8"/>
    </style:style>
    <style:style style:name="T8" style:family="text">
      <style:text-properties officeooo:rsid="001d0139"/>
    </style:style>
    <style:style style:name="T9" style:family="text">
      <style:text-properties officeooo:rsid="001f01fd"/>
    </style:style>
    <style:style style:name="T10" style:family="text">
      <style:text-properties officeooo:rsid="0021b3bc"/>
    </style:style>
    <style:style style:name="T11" style:family="text">
      <style:text-properties officeooo:rsid="002264f7"/>
    </style:style>
    <style:style style:name="T12" style:family="text">
      <style:text-properties fo:font-weight="bold" officeooo:rsid="001d0139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nalysis of Algorithms</text:p>
      <text:p text:style-name="P1">[your name]</text:p>
      <text:p text:style-name="P1">CS 221</text:p>
      <text:p text:style-name="P1"/>
      <text:p text:style-name="P2">Defend all answers based on specific references to the code. <text:span text:style-name="T8">Do not count return statements or initialization of method arguments. </text:span>You are <text:span text:style-name="T12">strongly</text:span> encouraged to <text:span text:style-name="T9">walk through algorithms in the debugger and to </text:span>add statement-counting code to given methods to test <text:span text:style-name="T8">and refine your analysis.</text:span></text:p>
      <text:h text:style-name="P13" text:outline-level="1">Algorithm: find()</text:h>
      <text:p text:style-name="Heading"><text:span text:style-name="T3">Minimum Statements. </text:span>How many statements would be executed in a call to find() when the array size is zero (n == 0)?</text:p>
      <text:p text:style-name="P10"/>
      <text:p text:style-name="Heading"><text:span text:style-name="T3">Best Case Scenario. Under what conditions would the minimum number of statements be executed for an array where n is large? Where would the target element be located in the array? </text:span>What is <text:span text:style-name="T6">the growth function under these conditions</text:span>?</text:p>
      <text:p text:style-name="P10"/>
      <text:p text:style-name="P5"><text:span text:style-name="T3">Worst Case Scenario. Under what conditions would the maximum number of statements be executed for an array where n is large? Where would the target element be located? </text:span>What is the <text:span text:style-name="T3">growth function under these conditions</text:span>?</text:p>
      <text:p text:style-name="P10"/>
      <text:p text:style-name="P9"><text:span text:style-name="T3">Expected Average Case Scenario. </text:span>Assuming <text:span text:style-name="T2">a random array of unique elements and the</text:span> target element <text:span text:style-name="T7">is</text:span> in the array,<text:span text:style-name="T10"> where would a target element be located on average? W</text:span>hat is the expected average number of statements (the expected growth function) for a call to find()?</text:p>
      <text:p text:style-name="P10"/>
      <text:p text:style-name="P3">What is the <text:span text:style-name="T4">runtime order (big-O)</text:span> of find() <text:span text:style-name="T10">based on the above growth functions</text:span>?</text:p>
      <text:p text:style-name="P10"/>
      <text:h text:style-name="P14" text:outline-level="1">Algorithm: <text:span text:style-name="T1">replaceAll</text:span>()</text:h>
      <text:p text:style-name="P4"><text:span text:style-name="T3">Minimum Statements. </text:span>How many statements would be executed in a call to <text:span text:style-name="T1">replaceAll</text:span>() when the array size is zero (n == 0)?</text:p>
      <text:p text:style-name="P11"/>
      <text:p text:style-name="P5"><text:soft-page-break/><text:span text:style-name="T3">Best Case Scenario. Under what conditions would the minimum number of statements be executed for an array where n is large? How many occurrences of the oldValue element would be in the array? Where would it/they be located in the array? </text:span>What is the <text:span text:style-name="T3">growth function under these conditions</text:span>? </text:p>
      <text:p text:style-name="P11"/>
      <text:p text:style-name="P6"><text:span text:style-name="T3">Worst Case Scenario. Assuming newValue and oldValue are not equal, under what conditions would the maximum number of statements be executed for an array where n is large? How many occurrences of oldValue are in the array? Where would it/they be located? </text:span>What is the <text:span text:style-name="T4">growth function under these conditions</text:span>? </text:p>
      <text:p text:style-name="P11"/>
      <text:p text:style-name="P4"><text:span text:style-name="T3">Expected Average Case Scenario. </text:span>Assuming <text:span text:style-name="T2">a random array of unique elements and oldValue is a value i</text:span>n the array, what is the average number of statements (the expected growth function) for a call to <text:span text:style-name="T1">replaceAll</text:span>()?</text:p>
      <text:p text:style-name="P11"/>
      <text:p text:style-name="P4">What is the <text:span text:style-name="T4">runtime order (big-O)</text:span> of <text:span text:style-name="T1">replaceAll</text:span>() <text:span text:style-name="T11">based on the above growth functions</text:span>?</text:p>
      <text:p text:style-name="P11"/>
      <text:h text:style-name="P14" text:outline-level="1">Algorithm: sortIt()</text:h>
      <text:p text:style-name="P3"><text:span text:style-name="T4">Minimum Statements. </text:span>How many statements would be executed in a call to sortIt() when the array size is zero (n == 0) <text:span text:style-name="T2">or one (n == 1)</text:span>?</text:p>
      <text:p text:style-name="P10"/>
      <text:p text:style-name="P6"><text:span text:style-name="T3">Best Case Scenario. Under what conditions would the minimum number of statements be executed for an array where n is large? Would the algorithm execute a different number of statements if the elements in the array were already in sorted order? Reverse order? Random order? All the same? </text:span>What is the <text:span text:style-name="T3">growth function under the best case conditions</text:span>?</text:p>
      <text:p text:style-name="P10"/>
      <text:p text:style-name="P7"><text:span text:style-name="T3">Worst Case Scenario. Under what conditions would the maximum number of statements be executed for an array where n is large? (Already in some kind of sorted order? Duplicates?) </text:span>What is the <text:span text:style-name="T4">growth function under the worst case conditions</text:span>?</text:p>
      <text:p text:style-name="P10"/>
      <text:p text:style-name="P8"><text:span text:style-name="T3">Expected Average Case Scenario. </text:span>Assuming <text:span text:style-name="T2">a random array of unique elements</text:span>, what is the expected average number of statements (the expected growth function) for a call to sortIt()?</text:p>
      <text:p text:style-name="P10"/>
      <text:p text:style-name="P3"><text:soft-page-break/>What is the <text:span text:style-name="T5">runtime order (big-O)</text:span> of sortIt() <text:span text:style-name="T11">based on the above growth functions</text:span>?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 style:writing-mode="lr-tb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 style:writing-mode="lr-tb"/>
      <style:text-properties style:font-name="Liberation Sans1" fo:font-family="'Liberation Sans'" style:font-style-name="Regular" style:font-family-generic="swiss" style:font-pitch="variable" fo:font-size="11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creation-date>2015-05-16T15:10:00Z</meta:creation-date>
    <dc:date>2018-01-24T20:35:27.415000000</dc:date>
    <meta:editing-cycles>30</meta:editing-cycles>
    <meta:editing-duration>PT19H29M57S</meta:editing-duration>
    <meta:document-statistic meta:table-count="0" meta:image-count="0" meta:object-count="0" meta:page-count="3" meta:paragraph-count="22" meta:word-count="550" meta:character-count="3291" meta:non-whitespace-character-count="2761"/>
    <meta:template xlink:type="simple" xlink:actuate="onRequest" xlink:title="" xlink:href="Normal.dotm"/>
  </office:meta>
</office:document-meta>
</file>